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111111" draw:marker-end="" svg:stroke-opacity="100%" draw:fill-color="#ffffff" draw:textarea-horizontal-align="justify" draw:textarea-vertical-align="middle" draw:auto-grow-height="false" fo:min-height="12.069cm" fo:min-width="17.661cm" draw:shadow="hidden"/>
    </style:style>
    <style:style style:name="gr2" style:family="graphic" style:parent-style-name="standard">
      <style:graphic-properties draw:stroke="solid" svg:stroke-width="0.035cm" svg:stroke-color="#111111" draw:marker-start-width="0.252cm" draw:marker-end-width="0.252cm" draw:fill-color="#ffffff" draw:textarea-horizontal-align="justify" draw:textarea-vertical-align="middle" draw:auto-grow-height="false" fo:min-height="0.605cm" fo:min-width="2.26cm" fo:padding-top="0.142cm" fo:padding-bottom="0.142cm" fo:padding-left="0.267cm" fo:padding-right="0.267cm" draw:shadow="hidden"/>
      <style:paragraph-properties style:writing-mode="lr-tb"/>
    </style:style>
    <style:style style:name="gr3" style:family="graphic" style:parent-style-name="standard">
      <style:graphic-properties draw:stroke="solid" svg:stroke-width="0.035cm" svg:stroke-color="#111111" draw:marker-start-width="0.252cm" draw:marker-end-width="0.252cm" draw:fill-color="#ffffff" draw:textarea-horizontal-align="justify" draw:textarea-vertical-align="middle" draw:auto-grow-height="false" fo:min-height="0.605cm" fo:min-width="2.133cm" fo:padding-top="0.142cm" fo:padding-bottom="0.142cm" fo:padding-left="0.267cm" fo:padding-right="0.267cm" draw:shadow="hidden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782cm" fo:min-width="2.04cm" draw:shadow="hidden"/>
    </style:style>
    <style:style style:name="gr5" style:family="graphic" style:parent-style-name="objectwithoutfill">
      <style:graphic-properties draw:fill="solid" draw:textarea-vertical-align="middle" draw:shadow="hidden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3.433cm" fo:min-width="3.945cm" draw:shadow="hidden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12cm" fo:min-width="3.818cm" draw:shadow="hidden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1.275cm" fo:min-width="3.691cm" draw:shadow="hidden"/>
    </style:style>
    <style:style style:name="gr9" style:family="graphic" style:parent-style-name="objectwithoutfill">
      <style:graphic-properties draw:stroke="solid"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 draw:shadow="hidden"/>
    </style:style>
    <style:style style:name="gr10" style:family="graphic" style:parent-style-name="standard">
      <style:graphic-properties draw:stroke="none" svg:stroke-color="#000000" draw:fill="none" draw:fill-color="#ffffff" fo:min-height="2.979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74cm" draw:shadow="hidden"/>
      <style:paragraph-properties style:writing-mode="lr-tb"/>
    </style:style>
    <style:style style:name="gr12" style:family="graphic" style:parent-style-name="standard">
      <style:graphic-properties draw:stroke="solid" svg:stroke-color="#111111" draw:marker-end="" svg:stroke-opacity="100%" draw:fill-color="#ffffff" draw:textarea-horizontal-align="justify" draw:textarea-vertical-align="middle" draw:auto-grow-height="false" fo:min-height="12.069cm" fo:min-width="17.661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9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5.338cm" fo:min-width="5.342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text-shadow="1pt 1pt" fo:font-weight="bold" style:font-weight-asian="bold" style:font-weight-complex="bold"/>
    </style:style>
    <style:style style:name="P8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2.319cm" svg:x="1.12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0.889cm" svg:x="16.24cm" svg:y="2.397cm">
          <text:p text:style-name="P2">Contac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7.477cm" svg:y="2.397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0.398cm" svg:y="2.397cm">
          <text:p text:style-name="P2">Products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3.319cm" svg:y="2.397cm">
          <text:p text:style-name="P2">Abou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2.032cm" svg:x="1.762cm" svg:y="1.25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827cm" svg:y1="4.096cm" svg:x2="18.272cm" svg:y2="4.048cm">
          <text:p/>
        </draw:line>
        <draw:custom-shape draw:style-name="gr6" draw:text-style-name="P5" draw:layer="layout" svg:width="4.445cm" svg:height="3.683cm" svg:x="2.524cm" svg:y="5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3.683cm" svg:x="13.446cm" svg:y="5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3.683cm" svg:x="7.985cm" svg:y="5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0.762cm" svg:x="2.524cm" svg:y="9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0.762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0.762cm" svg:x="13.573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61cm" svg:height="12.319cm" svg:x="1.635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0.889cm" svg:x="16.748cm" svg:y="17.129cm">
          <text:p text:style-name="P2">Contac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7.985cm" svg:y="17.129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0.906cm" svg:y="17.129cm">
          <text:p text:style-name="P2">Products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3.827cm" svg:y="17.129cm">
          <text:p text:style-name="P2">Abou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2.032cm" svg:x="2.27cm" svg:y="15.98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335cm" svg:y1="18.828cm" svg:x2="18.78cm" svg:y2="18.78cm">
          <text:p/>
        </draw:line>
        <draw:custom-shape draw:style-name="gr6" draw:text-style-name="P5" draw:layer="layout" svg:width="4.445cm" svg:height="3.683cm" svg:x="3.032cm" svg:y="19.9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191cm" svg:height="1.525cm" draw:transform="skewX (-0.000523598775598299) rotate (-0.000523598775597623) translate (3.032cm 26.27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0.762cm" svg:x="3.032cm" svg:y="23.86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.858cm" svg:y1="2.27cm" svg:x2="9.763cm" svg:y2="2.27cm">
          <text:p/>
        </draw:line>
        <draw:line draw:style-name="gr9" draw:text-style-name="P4" draw:layer="layout" svg:x1="11.414cm" svg:y1="17.002cm" svg:x2="13.319cm" svg:y2="17.002cm">
          <text:p/>
        </draw:line>
        <draw:frame draw:style-name="gr10" draw:text-style-name="P6" draw:layer="layout" svg:width="8.382cm" svg:height="3.737cm" svg:x="9.509cm" svg:y="20.304cm">
          <draw:text-box>
            <text:p/>
            <text:p><text:span text:style-name="T1">Lorem </text:span><text:span text:style-name="T1">ipsum </text:span><text:span text:style-name="T1">dolor sit </text:span><text:span text:style-name="T1">amet </text:span><text:span text:style-name="T1">consecte</text:span><text:span text:style-name="T1">tur </text:span><text:span text:style-name="T1">adipiscin</text:span><text:span text:style-name="T1">g elit, </text:span><text:span text:style-name="T1">urna </text:span><text:span text:style-name="T1">magna </text:span><text:span text:style-name="T1">platea </text:span><text:span text:style-name="T1">blandit </text:span><text:span text:style-name="T1">elementu</text:span><text:span text:style-name="T1">m netus, </text:span><text:span text:style-name="T1">sociosqu </text:span><text:span text:style-name="T1">est sem </text:span><text:span text:style-name="T1">varius </text:span><text:span text:style-name="T1">mattis </text:span><text:span text:style-name="T1">class. </text:span></text:p>
          </draw:text-box>
        </draw:frame>
        <draw:frame draw:style-name="gr11" draw:text-style-name="P6" draw:layer="layout" svg:width="8.128cm" svg:height="2.072cm" svg:x="9.509cm" svg:y="25.765cm">
          <draw:text-box>
            <text:p/>
            <text:p><text:span text:style-name="T1">Lorem </text:span><text:span text:style-name="T1">ipsum </text:span><text:span text:style-name="T1">dolor sit </text:span><text:span text:style-name="T1">amet </text:span><text:span text:style-name="T1">consecte</text:span><text:span text:style-name="T1">tur </text:span><text:span text:style-name="T1">adipiscin</text:span><text:span text:style-name="T1">g elit, </text:span><text:span text:style-name="T1">urna . 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18.161cm" svg:height="12.319cm" svg:x="1.50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0.889cm" svg:x="16.621cm" svg:y="3.286cm">
          <text:p text:style-name="P2">Contac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7.858cm" svg:y="3.286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0.779cm" svg:y="3.286cm">
          <text:p text:style-name="P2">Products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3.7cm" svg:y="3.286cm">
          <text:p text:style-name="P2">Abou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2.032cm" svg:x="2.143cm" svg:y="2.14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208cm" svg:y1="4.985cm" svg:x2="18.653cm" svg:y2="4.937cm">
          <text:p/>
        </draw:line>
        <draw:line draw:style-name="gr9" draw:text-style-name="P4" draw:layer="layout" svg:x1="17.129cm" svg:y1="3.159cm" svg:x2="19.034cm" svg:y2="3.159cm">
          <text:p/>
        </draw:line>
        <draw:custom-shape draw:style-name="gr1" draw:text-style-name="P1" draw:layer="layout" svg:width="18.161cm" svg:height="12.319cm" svg:x="1.381cm" svg:y="15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0.889cm" svg:x="16.621cm" svg:y="17.129cm">
          <text:p text:style-name="P2">Contac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7.858cm" svg:y="17.129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0.779cm" svg:y="17.129cm">
          <text:p text:style-name="P2">Products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3.7cm" svg:y="17.129cm">
          <text:p text:style-name="P2">Abou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2.032cm" svg:x="2.143cm" svg:y="15.98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208cm" svg:y1="18.828cm" svg:x2="18.653cm" svg:y2="18.78cm">
          <text:p/>
        </draw:line>
        <draw:line draw:style-name="gr9" draw:text-style-name="P4" draw:layer="layout" svg:x1="14.081cm" svg:y1="17.002cm" svg:x2="15.986cm" svg:y2="17.002cm">
          <text:p/>
        </draw:line>
        <draw:frame draw:style-name="gr13" draw:text-style-name="P8" draw:layer="layout" svg:width="3.288cm" svg:height="0.962cm" svg:x="8.85cm" svg:y="5.499cm">
          <draw:text-box>
            <text:p text:style-name="P7"><text:span text:style-name="T2">facebo</text:span><text:span text:style-name="T2">ok</text:span></text:p>
          </draw:text-box>
        </draw:frame>
        <draw:frame draw:style-name="gr13" draw:text-style-name="P8" draw:layer="layout" svg:width="3.533cm" svg:height="0.962cm" svg:x="8.874cm" svg:y="7.858cm">
          <draw:text-box>
            <text:p text:style-name="P7"><text:span text:style-name="T2">instagr</text:span><text:span text:style-name="T2">am</text:span></text:p>
          </draw:text-box>
        </draw:frame>
        <draw:frame draw:style-name="gr13" draw:text-style-name="P6" draw:layer="layout" svg:width="2.906cm" svg:height="0.962cm" svg:x="9.255cm" svg:y="10.525cm">
          <draw:text-box>
            <text:p><text:span text:style-name="T2">Email</text:span> <text:s text:c="2"/><text:s/></text:p>
          </draw:text-box>
        </draw:frame>
        <draw:frame draw:style-name="gr14" draw:text-style-name="P6" draw:layer="layout" svg:width="4.699cm" svg:height="0.962cm" svg:x="9.509cm" svg:y="6.715cm">
          <draw:text-box>
            <text:p>tec</text:p>
          </draw:text-box>
        </draw:frame>
        <draw:frame draw:style-name="gr14" draw:text-style-name="P6" draw:layer="layout" svg:width="4.699cm" svg:height="0.962cm" svg:x="9.509cm" svg:y="8.928cm">
          <draw:text-box>
            <text:p>tec</text:p>
          </draw:text-box>
        </draw:frame>
        <draw:frame draw:style-name="gr15" draw:text-style-name="P6" draw:layer="layout" svg:width="5.715cm" svg:height="1.673cm" svg:x="8.112cm" svg:y="11.414cm">
          <draw:text-box>
            <text:p>tec@gmail.com</text:p>
          </draw:text-box>
        </draw:frame>
        <draw:custom-shape draw:style-name="gr16" draw:text-style-name="P3" draw:layer="layout" svg:width="5.842cm" svg:height="5.588cm" svg:x="2.143cm" svg:y="19.16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382cm" svg:height="3.737cm" svg:x="9.128cm" svg:y="18.98cm">
          <draw:text-box>
            <text:p/>
            <text:p><text:span text:style-name="T1">Lorem </text:span><text:span text:style-name="T1">ipsum </text:span><text:span text:style-name="T1">dolor sit </text:span><text:span text:style-name="T1">amet </text:span><text:span text:style-name="T1">consectet</text:span><text:span text:style-name="T1">ur </text:span><text:span text:style-name="T1">adipiscing </text:span><text:span text:style-name="T1">elit, urna </text:span><text:span text:style-name="T1">magna </text:span><text:span text:style-name="T1">platea </text:span><text:span text:style-name="T1">blandit </text:span><text:span text:style-name="T1">elementu</text:span><text:span text:style-name="T1">m netus, </text:span><text:span text:style-name="T1">sociosqu </text:span><text:span text:style-name="T1">est sem </text:span><text:span text:style-name="T1">varius </text:span><text:span text:style-name="T1">mattis </text:span><text:span text:style-name="T1">class. </text:span></text:p>
          </draw:text-box>
        </draw:frame>
        <draw:frame draw:style-name="gr10" draw:text-style-name="P6" draw:layer="layout" svg:width="8.382cm" svg:height="3.737cm" svg:x="9.128cm" svg:y="22.59cm">
          <draw:text-box>
            <text:p/>
            <text:p><text:span text:style-name="T1">Lorem </text:span><text:span text:style-name="T1">ipsum </text:span><text:span text:style-name="T1">dolor sit </text:span><text:span text:style-name="T1">amet </text:span><text:span text:style-name="T1">consectetu</text:span><text:span text:style-name="T1">r </text:span><text:span text:style-name="T1">adipiscing </text:span><text:span text:style-name="T1">elit, urna </text:span><text:span text:style-name="T1">magna </text:span><text:span text:style-name="T1">platea </text:span><text:span text:style-name="T1">blandit </text:span><text:span text:style-name="T1">elementum </text:span><text:span text:style-name="T1">netus, </text:span><text:span text:style-name="T1">sociosqu </text:span><text:span text:style-name="T1">est sem </text:span><text:span text:style-name="T1">varius </text:span><text:span text:style-name="T1">mattis </text:span><text:span text:style-name="T1">clas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5:05:47.825241161</meta:creation-date>
    <dc:date>2021-03-02T15:50:17.834125346</dc:date>
    <meta:editing-duration>PT27S</meta:editing-duration>
    <meta:editing-cycles>1</meta:editing-cycles>
    <meta:document-statistic meta:object-count="52"/>
    <meta:generator>LibreOffice/6.4.6.2$Linux_X86_64 LibreOffice_project/40$Build-2</meta:generator>
  </office:meta>
</office:document-meta>
</file>